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normal" officeooo:rsid="0017afae" officeooo:paragraph-rsid="0017afae" style:font-weight-asian="normal" style:font-weight-complex="normal"/>
    </style:style>
    <style:style style:name="P2" style:family="paragraph" style:parent-style-name="Standard">
      <style:text-properties style:font-name="Calibri" fo:font-weight="normal" officeooo:rsid="001b6372" officeooo:paragraph-rsid="001b6372" style:font-weight-asian="normal" style:font-weight-complex="normal"/>
    </style:style>
    <style:style style:name="P3" style:family="paragraph" style:parent-style-name="Standard">
      <style:text-properties style:font-name="Calibri" fo:font-weight="normal" officeooo:rsid="001caf3a" officeooo:paragraph-rsid="001caf3a" style:font-weight-asian="normal" style:font-weight-complex="normal"/>
    </style:style>
    <style:style style:name="P4" style:family="paragraph" style:parent-style-name="Standard">
      <style:text-properties style:font-name="Calibri" fo:font-weight="normal" officeooo:rsid="001d6110" officeooo:paragraph-rsid="001d6110" style:font-weight-asian="normal" style:font-weight-complex="normal"/>
    </style:style>
    <style:style style:name="P5" style:family="paragraph" style:parent-style-name="Standard">
      <style:text-properties style:font-name="Calibri" fo:font-weight="bold" officeooo:rsid="0017afae" officeooo:paragraph-rsid="0017afae" style:font-weight-asian="bold" style:font-weight-complex="bold"/>
    </style:style>
    <style:style style:name="P6" style:family="paragraph" style:parent-style-name="Standard">
      <style:text-properties style:font-name="Calibri" fo:font-weight="bold" officeooo:rsid="001d6110" officeooo:paragraph-rsid="001d6110" style:font-weight-asian="bold" style:font-weight-complex="bold"/>
    </style:style>
    <style:style style:name="P7" style:family="paragraph" style:parent-style-name="Standard">
      <style:text-properties style:font-name="Calibri" fo:font-weight="bold" officeooo:rsid="001d6110" officeooo:paragraph-rsid="001d9137" style:font-weight-asian="bold" style:font-weight-complex="bold"/>
    </style:style>
    <style:style style:name="P8" style:family="paragraph" style:parent-style-name="Standard">
      <style:text-properties officeooo:rsid="00193fdf" officeooo:paragraph-rsid="00193fdf"/>
    </style:style>
    <style:style style:name="P9" style:family="paragraph" style:parent-style-name="Standard">
      <style:text-properties officeooo:paragraph-rsid="001d9137"/>
    </style:style>
    <style:style style:name="P10" style:family="paragraph" style:parent-style-name="Standard">
      <style:text-properties officeooo:rsid="00207b4d" officeooo:paragraph-rsid="00207b4d"/>
    </style:style>
    <style:style style:name="P11" style:family="paragraph" style:parent-style-name="Preformatted_20_Text" style:list-style-name="L10">
      <style:text-properties style:font-name="Calibri" fo:font-size="12pt" fo:language="de" fo:country="DE" officeooo:paragraph-rsid="0035a1d9" style:font-size-asian="12pt" style:font-size-complex="12pt"/>
    </style:style>
    <style:style style:name="P12" style:family="paragraph" style:list-style-name="L10">
      <style:text-properties style:font-name="Calibri" fo:font-size="12pt" officeooo:paragraph-rsid="0035a1d9" style:font-size-asian="12pt" style:font-size-complex="12pt"/>
    </style:style>
    <style:style style:name="P13" style:family="paragraph" style:parent-style-name="Standard" style:list-style-name="L1">
      <style:text-properties style:font-name="Calibri" fo:font-weight="normal" officeooo:rsid="0017afae" officeooo:paragraph-rsid="0017afae" style:font-weight-asian="normal" style:font-weight-complex="normal"/>
    </style:style>
    <style:style style:name="P14" style:family="paragraph" style:parent-style-name="Standard" style:list-style-name="L2">
      <style:text-properties style:font-name="Calibri" fo:font-weight="normal" officeooo:rsid="0017afae" officeooo:paragraph-rsid="0017afae" style:font-weight-asian="normal" style:font-weight-complex="normal"/>
    </style:style>
    <style:style style:name="P15" style:family="paragraph" style:parent-style-name="Standard" style:list-style-name="L3">
      <style:text-properties style:font-name="Calibri" fo:font-weight="normal" officeooo:rsid="00193fdf" officeooo:paragraph-rsid="00193fdf" style:font-weight-asian="normal" style:font-weight-complex="normal"/>
    </style:style>
    <style:style style:name="P16" style:family="paragraph" style:parent-style-name="Standard" style:list-style-name="L3">
      <style:text-properties style:font-name="Calibri" fo:font-weight="normal" officeooo:rsid="001a2de6" officeooo:paragraph-rsid="001a2de6" style:font-weight-asian="normal" style:font-weight-complex="normal"/>
    </style:style>
    <style:style style:name="P17" style:family="paragraph" style:parent-style-name="Standard" style:list-style-name="L5">
      <style:text-properties style:font-name="Calibri" fo:font-weight="normal" officeooo:rsid="001caf3a" officeooo:paragraph-rsid="001caf3a" style:font-weight-asian="normal" style:font-weight-complex="normal"/>
    </style:style>
    <style:style style:name="P18" style:family="paragraph" style:parent-style-name="Standard" style:list-style-name="L6">
      <style:text-properties style:font-name="Calibri" fo:font-weight="normal" officeooo:rsid="001d6110" officeooo:paragraph-rsid="001d6110" style:font-weight-asian="normal" style:font-weight-complex="normal"/>
    </style:style>
    <style:style style:name="P19" style:family="paragraph" style:parent-style-name="Standard" style:list-style-name="L7">
      <style:text-properties style:font-name="Calibri" fo:font-weight="normal" officeooo:rsid="001d6110" officeooo:paragraph-rsid="001d9137" style:font-weight-asian="normal" style:font-weight-complex="normal"/>
    </style:style>
    <style:style style:name="P20" style:family="paragraph" style:parent-style-name="Standard" style:list-style-name="L8">
      <style:text-properties style:font-name="Calibri" fo:font-weight="normal" officeooo:rsid="001d6110" officeooo:paragraph-rsid="001f5bf1" style:font-weight-asian="normal" style:font-weight-complex="normal"/>
    </style:style>
    <style:style style:name="P21" style:family="paragraph" style:parent-style-name="Standard" style:list-style-name="L9">
      <style:text-properties style:font-name="Calibri" officeooo:rsid="00207b4d" officeooo:paragraph-rsid="00207b4d"/>
    </style:style>
    <style:style style:name="P22" style:family="paragraph" style:parent-style-name="Standard" style:list-style-name="L9">
      <style:text-properties style:font-name="Calibri" officeooo:rsid="00207b4d" officeooo:paragraph-rsid="0021d3f0"/>
    </style:style>
    <style:style style:name="P23" style:family="paragraph" style:parent-style-name="Standard" style:list-style-name="L9">
      <style:text-properties style:font-name="Calibri" officeooo:rsid="0021d3f0" officeooo:paragraph-rsid="0021d3f0"/>
    </style:style>
    <style:style style:name="P24" style:family="paragraph" style:parent-style-name="Standard" style:list-style-name="L9">
      <style:text-properties style:font-name="Calibri" officeooo:rsid="00257023" officeooo:paragraph-rsid="00257023"/>
    </style:style>
    <style:style style:name="P25" style:family="paragraph" style:parent-style-name="Standard" style:list-style-name="L9">
      <style:text-properties style:font-name="Calibri" officeooo:rsid="0025c0e6" officeooo:paragraph-rsid="0025c0e6"/>
    </style:style>
    <style:style style:name="P26" style:family="paragraph" style:parent-style-name="Standard" style:list-style-name="L9">
      <style:text-properties style:font-name="Calibri" officeooo:rsid="00260661" officeooo:paragraph-rsid="00260661"/>
    </style:style>
    <style:style style:name="P27" style:family="paragraph" style:parent-style-name="Standard" style:list-style-name="L9">
      <style:text-properties style:font-name="Calibri" fo:font-weight="bold" officeooo:rsid="00270884" officeooo:paragraph-rsid="00270884" style:font-weight-asian="bold" style:font-weight-complex="bold"/>
    </style:style>
    <style:style style:name="P28" style:family="paragraph" style:parent-style-name="Standard" style:list-style-name="L9">
      <style:text-properties style:font-name="Calibri" fo:font-weight="bold" officeooo:rsid="002b0f6d" officeooo:paragraph-rsid="002b0f6d" style:font-weight-asian="bold" style:font-weight-complex="bold"/>
    </style:style>
    <style:style style:name="P29" style:family="paragraph" style:parent-style-name="Standard">
      <style:text-properties style:font-name="Calibri" fo:font-weight="bold" officeooo:rsid="002b0f6d" officeooo:paragraph-rsid="002b0f6d" style:font-weight-asian="bold" style:font-weight-complex="bold"/>
    </style:style>
    <style:style style:name="P30" style:family="paragraph" style:parent-style-name="Standard">
      <style:text-properties style:font-name="Calibri" fo:font-weight="bold" officeooo:rsid="002c509b" officeooo:paragraph-rsid="002c509b" style:font-weight-asian="bold" style:font-weight-complex="bold"/>
    </style:style>
    <style:style style:name="P31" style:family="paragraph" style:parent-style-name="Standard" style:list-style-name="L10">
      <style:text-properties style:font-name="Calibri" fo:font-weight="bold" officeooo:rsid="002c509b" officeooo:paragraph-rsid="002c509b" style:font-weight-asian="bold" style:font-weight-complex="bold"/>
    </style:style>
    <style:style style:name="P32" style:family="paragraph" style:parent-style-name="Standard" style:list-style-name="L10">
      <style:text-properties style:font-name="Calibri" fo:font-weight="bold" officeooo:rsid="002c509b" officeooo:paragraph-rsid="002e44e2" style:font-weight-asian="bold" style:font-weight-complex="bold"/>
    </style:style>
    <style:style style:name="P33" style:family="paragraph" style:parent-style-name="Standard" style:list-style-name="L10">
      <style:text-properties style:font-name="Calibri" fo:font-weight="bold" officeooo:rsid="002c6c37" officeooo:paragraph-rsid="002c6c37" style:font-weight-asian="bold" style:font-weight-complex="bold"/>
    </style:style>
    <style:style style:name="P34" style:family="paragraph" style:parent-style-name="Standard" style:list-style-name="L4">
      <style:text-properties officeooo:rsid="001b6372" officeooo:paragraph-rsid="001b6372"/>
    </style:style>
    <style:style style:name="P35" style:family="paragraph" style:parent-style-name="Standard" style:list-style-name="L4">
      <style:text-properties fo:font-weight="bold" officeooo:rsid="001ba965" officeooo:paragraph-rsid="001ba965" style:font-weight-asian="bold" style:font-weight-complex="bold"/>
    </style:style>
    <style:style style:name="P36" style:family="paragraph" style:parent-style-name="Standard" style:list-style-name="L9">
      <style:text-properties officeooo:rsid="00238550" officeooo:paragraph-rsid="00238550"/>
    </style:style>
    <style:style style:name="P37" style:family="paragraph" style:parent-style-name="Standard" style:list-style-name="L10">
      <style:text-properties style:font-name="Calibri" fo:font-size="12pt" fo:font-weight="bold" officeooo:rsid="002e44e2" officeooo:paragraph-rsid="002e44e2" style:font-size-asian="12pt" style:font-weight-asian="bold" style:font-size-complex="12pt" style:font-weight-complex="bold"/>
    </style:style>
    <style:style style:name="P38" style:family="paragraph" style:parent-style-name="Standard" style:list-style-name="L10">
      <style:text-properties style:font-name="Calibri" fo:font-size="12pt" fo:font-weight="bold" officeooo:rsid="002f991e" officeooo:paragraph-rsid="002f991e" style:font-size-asian="12pt" style:font-weight-asian="bold" style:font-size-complex="12pt" style:font-weight-complex="bold"/>
    </style:style>
    <style:style style:name="P39" style:family="paragraph" style:parent-style-name="Standard" style:list-style-name="L10">
      <style:text-properties style:font-name="Calibri" fo:font-size="12pt" fo:font-weight="bold" officeooo:rsid="002c509b" officeooo:paragraph-rsid="002c509b" style:font-size-asian="12pt" style:font-weight-asian="bold" style:font-size-complex="12pt" style:font-weight-complex="bold"/>
    </style:style>
    <style:style style:name="P40" style:family="paragraph" style:parent-style-name="Standard" style:list-style-name="L10">
      <style:text-properties style:font-name="Calibri" fo:font-size="12pt" fo:font-weight="bold" officeooo:rsid="00326877" officeooo:paragraph-rsid="00326877" style:font-size-asian="12pt" style:font-weight-asian="bold" style:font-size-complex="12pt" style:font-weight-complex="bold"/>
    </style:style>
    <style:style style:name="P41" style:family="paragraph" style:parent-style-name="Standard" style:list-style-name="L10">
      <style:text-properties style:font-name="Calibri" fo:font-size="12pt" fo:font-weight="bold" officeooo:rsid="00311892" officeooo:paragraph-rsid="00311892" style:font-size-asian="12pt" style:font-weight-asian="bold" style:font-size-complex="12pt" style:font-weight-complex="bold"/>
    </style:style>
    <style:style style:name="P42" style:family="paragraph" style:parent-style-name="Standard" style:list-style-name="L10">
      <style:text-properties style:font-name="Calibri" fo:font-size="12pt" fo:font-weight="bold" officeooo:rsid="003166ca" officeooo:paragraph-rsid="003166ca" style:font-size-asian="12pt" style:font-weight-asian="bold" style:font-size-complex="12pt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officeooo:rsid="001ba965" style:font-weight-asian="bold" style:font-weight-complex="bold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weight="normal" officeooo:rsid="0017afae" style:font-weight-asian="normal" style:font-weight-complex="normal"/>
    </style:style>
    <style:style style:name="T5" style:family="text">
      <style:text-properties style:font-name="Calibri" fo:font-weight="normal" officeooo:rsid="001caf3a" style:font-weight-asian="normal" style:font-weight-complex="normal"/>
    </style:style>
    <style:style style:name="T6" style:family="text">
      <style:text-properties style:font-name="Calibri" fo:font-weight="normal" officeooo:rsid="001d6110" style:font-weight-asian="normal" style:font-weight-complex="normal"/>
    </style:style>
    <style:style style:name="T7" style:family="text">
      <style:text-properties style:font-name="Calibri" fo:font-size="14pt" fo:font-weight="normal" style:font-weight-asian="normal" style:font-weight-complex="normal"/>
    </style:style>
    <style:style style:name="T8" style:family="text">
      <style:text-properties style:font-name="Calibri" officeooo:rsid="00207b4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3855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a842c" style:font-weight-asian="normal" style:font-weight-complex="normal"/>
    </style:style>
    <style:style style:name="T13" style:family="text">
      <style:text-properties fo:font-weight="normal" officeooo:rsid="002e44e2" style:font-weight-asian="normal" style:font-weight-complex="normal"/>
    </style:style>
    <style:style style:name="T14" style:family="text">
      <style:text-properties fo:font-weight="normal" officeooo:rsid="002f991e" style:font-weight-asian="normal" style:font-weight-complex="normal"/>
    </style:style>
    <style:style style:name="T15" style:family="text">
      <style:text-properties fo:font-weight="normal" officeooo:rsid="0030365e" style:font-weight-asian="normal" style:font-weight-complex="normal"/>
    </style:style>
    <style:style style:name="T16" style:family="text">
      <style:text-properties fo:font-weight="normal" officeooo:rsid="003166ca" style:font-weight-asian="normal" style:font-weight-complex="normal"/>
    </style:style>
    <style:style style:name="T17" style:family="text">
      <style:text-properties fo:font-weight="normal" officeooo:rsid="0033dde2" style:font-weight-asian="normal" style:font-weight-complex="normal"/>
    </style:style>
    <style:style style:name="T18" style:family="text">
      <style:text-properties officeooo:rsid="0028c4d1"/>
    </style:style>
    <style:style style:name="T19" style:family="text">
      <style:text-properties style:font-weight-asian="normal" style:font-weight-complex="normal"/>
    </style:style>
    <style:style style:name="T20" style:family="text">
      <style:text-properties fo:language="de" fo:country="DE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</text:p>
      <text:p text:style-name="P1">Harvard-Architektur:</text:p>
      <text:p text:style-name="P1"/>
      <text:p text:style-name="P1"><text:span text:style-name="T9">Definition:</text:span> </text:p>
      <text:list xml:id="list2409229684" text:style-name="L1">
        <text:list-item>
          <text:p text:style-name="P13">In der Harvard-Architektur ist der Speicher des Computers in zwei unterschiedliche Speicherbereiche aufgeteilt; eine für Befehle oder Anweisungen und eine andere für Daten. Diese Trennung ermöglicht den gleichzeitigen Zugriff auf Daten und Anweisungen.</text:p>
        </text:list-item>
      </text:list>
      <text:p text:style-name="P5">Merkmale:</text:p>
      <text:list xml:id="list920916216" text:style-name="L2">
        <text:list-item>
          <text:p text:style-name="P14">Separater Speicher und Pfade für Anweisungen und Daten.</text:p>
        </text:list-item>
        <text:list-item>
          <text:p text:style-name="P14">Aufgrund seiner Effizienz bei Pipeline-Vorgängen wird es häufig in speziellen Systemen wie Mikrocontrollern und Signalverarbeitungsanwendungen verwendet.</text:p>
        </text:list-item>
      </text:list>
      <text:p text:style-name="P8"><text:span text:style-name="T4">G</text:span><text:span text:style-name="T3">emeinsamkeiten mit der von Neumann Architektur:</text:span></text:p>
      <text:list xml:id="list1789311953" text:style-name="L3">
        <text:list-item>
          <text:p text:style-name="P15">Beide Architekturen beschreiben wie Computer grundsätzlich Daten und Anweisungen/ Befehle verarbeiten.</text:p>
        </text:list-item>
        <text:list-item>
          <text:p text:style-name="P16">Beide stellen Grundmodell für CPU`s und deren Funktionen dar.</text:p>
        </text:list-item>
      </text:list>
      <text:p text:style-name="P2">Unterschiede zwischen den Beiden Modellen:</text:p>
      <text:list xml:id="list2165740376" text:style-name="L4">
        <text:list-item>
          <text:p text:style-name="P34"><text:span text:style-name="T2">Daten und Anweisungspfade:</text:span><text:span text:style-name="T3"> Die Harvard-Architektur teilt die Leitungen/ Pfade für Daten und Anweisungsverarbeitung auf, dadurch können diese gleichzeitig verwendet beziehungsweise darauf zugegriffen werden.</text:span></text:p>
        </text:list-item>
        <text:list-item>
          <text:p text:style-name="P35"><text:span text:style-name="T1">Speicherzugriff:</text:span><text:span text:style-name="T3"> </text:span><text:span text:style-name="T5">Die Harvard-Architektur bietet einen schnelleren Zugriff auf Daten, weil sie zusätzliche und Separate Cache und Speicherzellen zur Verfügung stellt.</text:span></text:p>
        </text:list-item>
      </text:list>
      <text:p text:style-name="P3">Modernes Einsatzgebiet:</text:p>
      <text:list xml:id="list1568090384" text:style-name="L5">
        <text:list-item>
          <text:p text:style-name="P17">Moderne Desktop-Computer verwenden größtenteils eine Kombination, die als modifizierte Harvard-Architektur bezeichnet wird. Aus Gründen der Flexibilität behält es Elemente der Von-Neumann-Architektur bei und implementiert gleichzeitig bestimmte Harvard-Prinzipien, wie z. B. separate Caches für Daten und Anweisungen, um die Leistung zu steigern.</text:p>
        </text:list-item>
      </text:list>
      <text:p text:style-name="P4">b)</text:p>
      <text:p text:style-name="P6">Vorteile der von-Neumann-Architektur:</text:p>
      <text:list xml:id="list1209420473" text:style-name="L6">
        <text:list-item>
          <text:p text:style-name="P18">Einfachheit und Flexibilität:</text:p>
          <text:list>
            <text:list-item>
              <text:p text:style-name="P18">Das einheitliche Speicherlayout macht Design und Implementierung von Computern weniger komplex und kostengünstiger.</text:p>
            </text:list-item>
            <text:list-item>
              <text:p text:style-name="P18">Erleichtert die Programmierung, da keine Unterscheidung zwischen Daten- und Programmspeicher erforderlich ist.</text:p>
            </text:list-item>
          </text:list>
        </text:list-item>
        <text:list-item>
          <text:p text:style-name="P18">Effiziente Speicherverwaltung:</text:p>
          <text:list>
            <text:list-item>
              <text:p text:style-name="P18">Ein gemeinsamer Speicher für Daten und Programme ermöglicht eine flexiblere Nutzung des verfügbaren Speicherplatzes.</text:p>
            </text:list-item>
          </text:list>
        </text:list-item>
      </text:list>
      <text:p text:style-name="P7">Nachteile der von-Neumann-Architektur:</text:p>
      <text:list xml:id="list1914946722" text:style-name="L7">
        <text:list-item>
          <text:p text:style-name="P19">von-Neumann-Flaschenhals:</text:p>
          <text:list>
            <text:list-item>
              <text:p text:style-name="P19">Der gemeinsame Bus für Daten und Programme bedeutet, dass Befehle und Daten nicht gleichzeitig aus dem Speicher gelesen werden können. Dies kann die Ausführungsgeschwindigkeit drosseln.</text:p>
            </text:list-item>
          </text:list>
        </text:list-item>
        <text:list-item>
          <text:p text:style-name="P19">Risiko von Programmfehlern:</text:p>
          <text:list>
            <text:list-item>
              <text:p text:style-name="P19">Da Programme im gleichen Speicher wie Daten gespeichert sind, besteht die Möglichkeit, dass ein Fehler oder Angriff den Code verändert und ausführt.</text:p>
            </text:list-item>
          </text:list>
        </text:list-item>
      </text:list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pan text:style-name="Strong_20_Emphasis"><text:span text:style-name="T1"/></text:span></text:p>
      <text:p text:style-name="P9"><text:soft-page-break/><text:span text:style-name="Strong_20_Emphasis"><text:span text:style-name="T1">Maßnahmen zur Minderung der Nachteile</text:span></text:span><text:span text:style-name="T1">: </text:span><text:span text:style-name="T6"><text:s/></text:span></text:p>
      <text:list xml:id="list3185601438" text:style-name="L8">
        <text:list-item>
          <text:p text:style-name="P20">Caching:</text:p>
          <text:list>
            <text:list-item>
              <text:p text:style-name="P20">Einführung von Caches für Befehle und Daten, um den Zugriff auf den Hauptspeicher zu reduzieren und so den Flaschenhals zu verringern.</text:p>
            </text:list-item>
          </text:list>
        </text:list-item>
        <text:list-item>
          <text:p text:style-name="P20">Pipelining:</text:p>
          <text:list>
            <text:list-item>
              <text:p text:style-name="P20">Überlappen der Befehlsausführung durch Aufteilung des Ausführungsprozesses in mehrere Stufen, um die Effizienz zu steigern.</text:p>
            </text:list-item>
          </text:list>
        </text:list-item>
        <text:list-item>
          <text:p text:style-name="P20">Parallelverarbeitung:</text:p>
          <text:list>
            <text:list-item>
              <text:p text:style-name="P20">Nutzung mehrerer Prozesseinheiten zur gleichzeitigen Bearbeitung von Aufgaben, um die Speicherengpässe zu umgehen. --&gt; Mehrere CPU Kerne. Man kann diesen sogar eigene Themenbereiche und Aufgaben Felder zuweisen. </text:p>
            </text:list-item>
          </text:list>
        </text:list-item>
      </text:list>
      <text:p text:style-name="P10"><text:span text:style-name="T6">c</text:span><text:span text:style-name="T7">)</text:span></text:p>
      <text:p text:style-name="Standard"><text:span text:style-name="Strong_20_Emphasis"><text:span text:style-name="T1">Erweiterung der von-Neumann-Architektur mit zwei CPUs</text:span></text:span><text:span text:style-name="T1">: </text:span></text:p>
      <text:list xml:id="list3208363285" text:style-name="L9">
        <text:list-item>
          <text:p text:style-name="P21">Design</text:p>
          <text:list>
            <text:list-item>
              <text:p text:style-name="P23">Anstelle von einem sequentiellen Kern (CPU) werden zwei separat arbeitende CPUs verwendet. Die einzelnen Kerne können unabhängig voneinander Anweisungen verarbeiten <text:span text:style-name="T10">und ausführen</text:span>.</text:p>
            </text:list-item>
          </text:list>
        </text:list-item>
        <text:list-item>
          <text:p text:style-name="P22">Ressourcenteilung </text:p>
          <text:list>
            <text:list-item>
              <text:p text:style-name="P36"><text:span text:style-name="T8">D</text:span><text:span text:style-name="T1">ie Kerne sollten/ würden sich bestimmte Ressourcen wie zum Beispiel Speicher (Ram), I/O Geräte und sekundäre Speicher Medien teilen. Die Kerne würden einen eignen Cache haben, um die Verarbeitung zu beschleunigen und Probleme bei gleichzeitigem Zugriff auf den geteilten Speicher zu reduzieren.</text:span></text:p>
            </text:list-item>
          </text:list>
        </text:list-item>
        <text:list-item>
          <text:p text:style-name="P21">Probleme bei dem Zwei Kern Design</text:p>
          <text:list>
            <text:list-item>
              <text:p text:style-name="P24">Beide Kerne könnten versuchen die selben geteilten Ressourcen (z.B I/O) gleichzeitig anzusteuern, was zu Verzögerungen führen kann.</text:p>
            </text:list-item>
            <text:list-item>
              <text:p text:style-name="P25">Daten Konsistenz: Ohne vollständige Synchronisation zwischen den Kernen. Könnte es dazu kommen, dass der eine Kern ist ein Datenobjekt schreibt oder liest <text:s/></text:p>
            </text:list-item>
            <text:list-item>
              <text:p text:style-name="P26">Aufgaben Synchronisation: essentielle Aufgaben so zu verwalten und zu koordinieren, sodass sie richtig ausgeführt werden kann schwer sein.</text:p>
            </text:list-item>
          </text:list>
        </text:list-item>
        <text:list-item>
          <text:p text:style-name="P21">Lösungsansätze</text:p>
          <text:list>
            <text:list-item>
              <text:p text:style-name="P27">Pipelineing und kontrollierter Zugang:<text:span text:style-name="T11"> Man könnte Implementieren Sperren oder Mutexe implementieren, um sicherzustellen, dass jeweils nur eine CPU auf einen kritischen Speicherabschnitt oder eine Ressource zugreift.</text:span></text:p>
            </text:list-item>
            <text:list-item>
              <text:p text:style-name="P27"><text:span text:style-name="T18">Aufgabenaufteilung</text:span><text:span text:style-name="T11">: Effiziente Aufgabenverteilungssysteme sorgen dafür, dass Arbeitslasten gleichmäßig auf die verfügbaren CPUs verteilt werden </text:span><text:span text:style-name="T12">uns so effektiver laufen</text:span><text:span text:style-name="T11">.</text:span></text:p>
            </text:list-item>
            <text:list-item>
              <text:p text:style-name="P28">Auf parallele Arbeit ausgelegter Code: <text:span text:style-name="T11">Um das Dual System von zwei Kernen nutzen zu können, müssen die verwendeten Programme/Quellcode auch in der Lage sein so zu arbeiten. Daher sollte man beim verfassen von Programmen darauf achten und, wenn möglich umsetzen.</text:span></text:p>
            </text:list-item>
          </text:list>
        </text:list-item>
      </text:list>
      <text:p text:style-name="P29"><text:span text:style-name="T11"/></text:p>
      <text:p text:style-name="P30"><text:span text:style-name="T11">Aufgabe 3</text:span></text:p>
      <text:p text:style-name="P30"><text:span text:style-name="T11">a)</text:span></text:p>
      <text:p text:style-name="P30">Primitive Datentypen<text:span text:style-name="T11">:</text:span></text:p>
      <text:list xml:id="list2475670402" text:style-name="L10">
        <text:list-item>
          <text:p text:style-name="P31"><text:span text:style-name="T13">i</text:span><text:span text:style-name="T11">nt</text:span></text:p>
          <text:list>
            <text:list-item>
              <text:p text:style-name="P33"><text:span text:style-name="T11">Addition → Berechnet die Summe aus zwei Integer a+b = c</text:span></text:p>
            </text:list-item>
            <text:list-item>
              <text:p text:style-name="P33"><text:span text:style-name="T11">Floor division → Teilt zwei Integer durcheinander und rundet das Ergebnis auf den nächst kleineren Integer ab </text:span><text:span text:style-name="T14">a // b = c.</text:span></text:p>
            </text:list-item>
          </text:list>
        </text:list-item>
        <text:list-item>
          <text:p text:style-name="P32"><text:span text:style-name="T13">f</text:span><text:span text:style-name="T11">loa</text:span><text:span text:style-name="T13">t</text:span><text:span text:style-name="T11"> </text:span><text:span text:style-name="T13">floating point numbers</text:span></text:p>
          <text:list>
            <text:list-item>
              <text:p text:style-name="P37"><text:soft-page-break/><text:span text:style-name="T11">Multiplikation → Berechnet das Produkt von zwei floats a * b = c</text:span></text:p>
            </text:list-item>
            <text:list-item>
              <text:p text:style-name="P38"><text:span text:style-name="T11">Division → </text:span><text:span text:style-name="T15">teilt einen float durch einen anderen float a / b = c</text:span></text:p>
            </text:list-item>
          </text:list>
        </text:list-item>
        <text:list-item>
          <text:p text:style-name="P39"><text:span text:style-name="T11">string</text:span></text:p>
          <text:list>
            <text:list-item>
              <text:p text:style-name="P40"><text:span text:style-name="T11">+ (concatenate / Verkettung) → Knüpft einen String an das Ende eines anderen an. </text:span><text:span text:style-name="T11"><draw:frame draw:style-name="fr1" draw:name="Objekt1" text:anchor-type="as-char" svg:width="5.05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  <text:list-item>
              <text:p text:style-name="P40"><text:span text:style-name="T11">* (Wiederholung): Wiederholt </text:span><text:span text:style-name="T17">einen string</text:span><text:span text:style-name="T11"> eine angegebene Anzahl von Malen.</text:span></text:p>
            </text:list-item>
            <text:list-item>
              <text:p text:style-name="P39"><text:span text:style-name="T11">chr</text:span></text:p>
              <text:list>
                <text:list-item>
                  <text:p text:style-name="P39"><text:span text:style-name="T11">chr werden in Python durch strings mit der Länge von 1 dargestellt.</text:span></text:p>
                </text:list-item>
              </text:list>
            </text:list-item>
          </text:list>
        </text:list-item>
        <text:list-item>
          <text:p text:style-name="P39"><text:span text:style-name="T11">Byte</text:span></text:p>
          <text:list>
            <text:list-item>
              <text:p text:style-name="P11"><text:bookmark text:name="tw-target-text"/>+ (Verkettung): Verbindet zwei Bytesequenzen.</text:p>
            </text:list-item>
            <text:list-item>
              <text:p text:style-name="Preformatted_20_Text"><text:span text:style-name="T20">len(): Gibt die Länge der Bytesequenz zurück.</text:span></text:p>
            </text:list-item>
          </text:list>
        </text:list-item>
        <text:list-item>
          <text:p text:style-name="P39"><text:span text:style-name="T11">None</text:span></text:p>
          <text:list>
            <text:list-item>
              <text:p text:style-name="P41"><text:span text:style-name="T11">is → überprüft ob eine Variable vom Nonetyp ist z.B:</text:span></text:p>
              <text:list>
                <text:list-item>
                  <text:p text:style-name="P41"><text:span text:style-name="T11"><text:s/>if a is None:</text:span></text:p>
                </text:list-item>
              </text:list>
            </text:list-item>
            <text:list-item>
              <text:p text:style-name="P41"><text:span text:style-name="T11">== (Vergleichoperator) überprüft ob eine Variable leer ist. </text:span><text:span text:style-name="T16">z.B</text:span></text:p>
              <text:list>
                <text:list-item>
                  <text:p text:style-name="P42"><text:span text:style-name="T16">i</text:span><text:span text:style-name="T11">f a == None:</text:span></text:p>
                </text:list-item>
              </text:list>
            </text:list-item>
          </text:list>
        </text:list-item>
        <text:list-item>
          <text:p text:style-name="P39"><text:span text:style-name="T11">Boolean</text:span></text:p>
          <text:list>
            <text:list-item>
              <text:p text:style-name="P41"><text:span text:style-name="T11">and → logische Konjunktion</text:span></text:p>
            </text:list-item>
            <text:list-item>
              <text:p text:style-name="P41"><text:span text:style-name="T11">or → logische Disjunktion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inherit" svg:font-family="inheri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0T15:41:13.293000000</dc:date>
    <meta:editing-duration>PT2H23M20S</meta:editing-duration>
    <meta:editing-cycles>33</meta:editing-cycles>
    <meta:generator>LibreOffice/7.1.3.2$Windows_X86_64 LibreOffice_project/47f78053abe362b9384784d31a6e56f8511eb1c1</meta:generator>
    <meta:document-statistic meta:table-count="0" meta:image-count="0" meta:object-count="1" meta:page-count="3" meta:paragraph-count="74" meta:word-count="790" meta:character-count="5542" meta:non-whitespace-character-count="4874"/>
  </office:meta>
</office:document-meta>
</file>

<file path=Object 1/content.xml><?xml version="1.0" encoding="utf-8"?>
<math xmlns="http://www.w3.org/1998/Math/MathML" display="block">
  <semantics>
    <mrow>
      <mrow>
        <mi mathvariant="italic">newstring</mi>
        <mo stretchy="false">=</mo>
        <mi mathvariant="italic">string</mi>
      </mrow>
      <mrow>
        <mn>1</mn>
        <mo stretchy="false">+</mo>
        <mi mathvariant="italic">string</mi>
      </mrow>
      <mn>2</mn>
    </mrow>
    <annotation encoding="StarMath 5.0">newstring = string 1 + string 2</annotation>
  </semantics>
</math>
</file>